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7.335cm" svg:height="5.113cm" draw:transform="rotate (-1.5707963267946) translate (5.414cm 0.246cm)" svg:viewBox="0 0 7336 5114" draw:points="0,-10828 1444,-10828 1444,-8493 3267,-8494 3267,-5714 7336,-5714 7336,-6292">
          <text:p/>
        </draw:polyline>
        <draw:frame draw:style-name="gr2" draw:text-style-name="P2" draw:layer="layout" svg:width="1.86cm" svg:height="0.437cm" svg:x="6.14cm" svg:y="0.735cm">
          <draw:text-box>
            <text:p text:style-name="P2"><text:span text:style-name="T1">superclass</text:span></text:p>
          </draw:text-box>
        </draw:frame>
        <draw:line draw:style-name="gr1" draw:text-style-name="P1" draw:layer="layout" svg:x1="5.873cm" svg:y1="0.1cm" svg:x2="5.873cm" svg:y2="2.005cm">
          <text:p/>
        </draw:line>
        <draw:line draw:style-name="gr1" draw:text-style-name="P1" draw:layer="layout" svg:x1="4.87cm" svg:y1="2.005cm" svg:x2="4.87cm" svg:y2="4.545cm">
          <text:p/>
        </draw:line>
        <draw:line draw:style-name="gr1" draw:text-style-name="P1" draw:layer="layout" svg:x1="4.87cm" svg:y1="2.005cm" svg:x2="6.775cm" svg:y2="2.005cm">
          <text:p/>
        </draw:line>
        <draw:frame draw:style-name="gr3" draw:text-style-name="P2" draw:layer="layout" svg:width="1.86cm" svg:height="0.437cm" svg:x="3.646cm" svg:y="2.64cm">
          <draw:text-box>
            <text:p text:style-name="P2"><text:span text:style-name="T1">superclass</text:span></text:p>
          </draw:text-box>
        </draw:frame>
        <draw:line draw:style-name="gr1" draw:text-style-name="P1" draw:layer="layout" svg:x1="6.775cm" svg:y1="2.005cm" svg:x2="6.775cm" svg:y2="4.545cm">
          <text:p/>
        </draw:line>
        <draw:frame draw:style-name="gr3" draw:text-style-name="P2" draw:layer="layout" svg:width="1.86cm" svg:height="0.437cm" svg:x="6.185cm" svg:y="2.64cm">
          <draw:text-box>
            <text:p text:style-name="P2"><text:span text:style-name="T1">superclass</text:span></text:p>
          </draw:text-box>
        </draw:frame>
        <draw:line draw:style-name="gr1" draw:text-style-name="P1" draw:layer="layout" svg:x1="6.764cm" svg:y1="3.899cm" svg:x2="10.574cm" svg:y2="3.899cm">
          <text:p/>
        </draw:line>
        <draw:line draw:style-name="gr1" draw:text-style-name="P1" draw:layer="layout" svg:x1="1.06cm" svg:y1="3.877cm" svg:x2="4.87cm" svg:y2="3.877cm">
          <text:p/>
        </draw:line>
        <draw:line draw:style-name="gr1" draw:text-style-name="P1" draw:layer="layout" svg:x1="1.06cm" svg:y1="3.877cm" svg:x2="1.06cm" svg:y2="4.512cm">
          <text:p/>
        </draw:line>
        <draw:line draw:style-name="gr1" draw:text-style-name="P1" draw:layer="layout" svg:x1="2.965cm" svg:y1="3.877cm" svg:x2="2.965cm" svg:y2="4.512cm">
          <text:p/>
        </draw:line>
        <draw:line draw:style-name="gr1" draw:text-style-name="P1" draw:layer="layout" svg:x1="8.669cm" svg:y1="3.899cm" svg:x2="8.669cm" svg:y2="4.534cm">
          <text:p/>
        </draw:line>
        <draw:line draw:style-name="gr1" draw:text-style-name="P1" draw:layer="layout" svg:x1="10.574cm" svg:y1="3.899cm" svg:x2="10.574cm" svg:y2="4.534cm">
          <text:p/>
        </draw:line>
        <draw:frame draw:style-name="gr2" draw:text-style-name="P2" draw:layer="layout" svg:width="1.45cm" svg:height="2.181cm" svg:x="1.06cm" svg:y="4.667cm">
          <draw:text-box>
            <text:p text:style-name="P2"><text:span text:style-name="T1">class</text:span></text:p>
            <text:p text:style-name="P2"><text:span text:style-name="T1"/></text:p>
            <text:p text:style-name="P2"><text:span text:style-name="T1">instance</text:span></text:p>
            <text:p text:style-name="P2"><text:span text:style-name="T1">instance</text:span></text:p>
            <text:p text:style-name="P2"><text:span text:style-name="T1">instance</text:span></text:p>
          </draw:text-box>
        </draw:frame>
        <draw:frame draw:style-name="gr2" draw:text-style-name="P2" draw:layer="layout" svg:width="1.45cm" svg:height="2.181cm" svg:x="2.965cm" svg:y="4.667cm">
          <draw:text-box>
            <text:p text:style-name="P2"><text:span text:style-name="T1">class</text:span></text:p>
            <text:p text:style-name="P2"><text:span text:style-name="T1"/></text:p>
            <text:p text:style-name="P2"><text:span text:style-name="T1">instance</text:span></text:p>
            <text:p text:style-name="P2"><text:span text:style-name="T1">instance</text:span></text:p>
            <text:p text:style-name="P2"><text:span text:style-name="T1">instance</text:span></text:p>
          </draw:text-box>
        </draw:frame>
        <draw:frame draw:style-name="gr2" draw:text-style-name="P2" draw:layer="layout" svg:width="1.45cm" svg:height="2.181cm" svg:x="4.848cm" svg:y="4.667cm">
          <draw:text-box>
            <text:p text:style-name="P2"><text:span text:style-name="T1">class</text:span></text:p>
            <text:p text:style-name="P2"><text:span text:style-name="T1"/></text:p>
            <text:p text:style-name="P2"><text:span text:style-name="T1">instance</text:span></text:p>
            <text:p text:style-name="P2"><text:span text:style-name="T1">instance</text:span></text:p>
            <text:p text:style-name="P2"><text:span text:style-name="T1">instance</text:span></text:p>
          </draw:text-box>
        </draw:frame>
        <draw:frame draw:style-name="gr2" draw:text-style-name="P2" draw:layer="layout" svg:width="1.45cm" svg:height="2.181cm" svg:x="6.764cm" svg:y="4.689cm">
          <draw:text-box>
            <text:p text:style-name="P2"><text:span text:style-name="T1">class</text:span></text:p>
            <text:p text:style-name="P2"><text:span text:style-name="T1"/></text:p>
            <text:p text:style-name="P2"><text:span text:style-name="T1">instance</text:span></text:p>
            <text:p text:style-name="P2"><text:span text:style-name="T1">instance</text:span></text:p>
            <text:p text:style-name="P2"><text:span text:style-name="T1">instance</text:span></text:p>
          </draw:text-box>
        </draw:frame>
        <draw:frame draw:style-name="gr2" draw:text-style-name="P2" draw:layer="layout" svg:width="1.45cm" svg:height="2.181cm" svg:x="8.669cm" svg:y="4.689cm">
          <draw:text-box>
            <text:p text:style-name="P2"><text:span text:style-name="T1">class</text:span></text:p>
            <text:p text:style-name="P2"><text:span text:style-name="T1"/></text:p>
            <text:p text:style-name="P2"><text:span text:style-name="T1">instance</text:span></text:p>
            <text:p text:style-name="P2"><text:span text:style-name="T1">instance</text:span></text:p>
            <text:p text:style-name="P2"><text:span text:style-name="T1">instance</text:span></text:p>
          </draw:text-box>
        </draw:frame>
        <draw:frame draw:style-name="gr2" draw:text-style-name="P2" draw:layer="layout" svg:width="1.45cm" svg:height="2.181cm" svg:x="10.574cm" svg:y="4.689cm">
          <draw:text-box>
            <text:p text:style-name="P2"><text:span text:style-name="T1">class</text:span></text:p>
            <text:p text:style-name="P2"><text:span text:style-name="T1"/></text:p>
            <text:p text:style-name="P2"><text:span text:style-name="T1">instance</text:span></text:p>
            <text:p text:style-name="P2"><text:span text:style-name="T1">instance</text:span></text:p>
            <text:p text:style-name="P2"><text:span text:style-name="T1">instance</text:span></text:p>
          </draw:text-box>
        </draw:frame>
        <draw:frame draw:style-name="gr2" draw:text-style-name="P2" draw:layer="layout" svg:width="1.585cm" svg:height="0.437cm" svg:x="1.06cm" svg:y="7.283cm">
          <draw:text-box>
            <text:p text:style-name="P2"><text:span text:style-name="T1">message</text:span></text:p>
          </draw:text-box>
        </draw:frame>
        <draw:line draw:style-name="gr4" draw:text-style-name="P1" draw:layer="layout" svg:x1="5.414cm" svg:y1="0.687cm" svg:x2="5.414cm" svg:y2="0.246cm">
          <text:p/>
        </draw:line>
        <draw:line draw:style-name="gr4" draw:text-style-name="P1" draw:layer="layout" svg:x1="5.414cm" svg:y1="1.69cm" svg:x2="5.414cm" svg:y2="1.249cm">
          <text:p/>
        </draw:line>
        <draw:line draw:style-name="gr4" draw:text-style-name="P1" draw:layer="layout" svg:x1="0.3cm" svg:y1="7.005cm" svg:x2="0.3cm" svg:y2="6.564cm">
          <text:p/>
        </draw:line>
        <draw:line draw:style-name="gr4" draw:text-style-name="P1" draw:layer="layout" svg:x1="0.3cm" svg:y1="4.966cm" svg:x2="0.3cm" svg:y2="4.525cm">
          <text:p/>
        </draw:line>
        <draw:line draw:style-name="gr4" draw:text-style-name="P1" draw:layer="layout" svg:x1="3.079cm" svg:y1="3.244cm" svg:x2="3.079cm" svg:y2="2.8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12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9T11:01:59</meta:creation-date>
    <dc:creator>Jean Louis Faucher</dc:creator>
    <dc:date>2009-12-19T18:30:49.96</dc:date>
    <dc:language>en-US</dc:language>
    <meta:editing-cycles>16</meta:editing-cycles>
    <meta:editing-duration>PT02H00M00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